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.0201in" fo:margin-bottom="0.0201in" fo:text-align="start" style:justify-single-word="false" fo:background-color="#e6e6e6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.4925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e6e6e6" fo:padding="0in" fo:border="none" style:shadow="none" style:join-border="false">
        <style:background-image/>
      </style:paragraph-properties>
      <style:text-properties fo:font-size="9pt" style:font-size-asian="9pt" style:font-size-complex="9pt"/>
    </style:style>
    <style:style style:name="P7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e6e6e6" fo:padding="0in" fo:border="none" style:shadow="none" style:join-border="false">
        <style:background-image/>
      </style:paragraph-properties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e6e6e6" fo:padding="0in" fo:border="none" style:shadow="none" style:join-border="false">
        <style:background-image/>
      </style:paragraph-properties>
      <style:text-properties fo:color="#000000" fo:font-size="9pt" fo:background-color="#ffff00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top="0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3" style:family="paragraph" style:parent-style-name="Standard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text-underline-style="solid" style:text-underline-width="auto" style:text-underline-color="font-color"/>
    </style:style>
    <style:style style:name="P14" style:family="paragraph" style:parent-style-name="Standard" style:master-page-name="">
      <style:paragraph-properties fo:margin-top="0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Horizontal_20_Line">
      <style:paragraph-properties fo:margin-top="0in" fo:margin-bottom="0.0201in"/>
      <style:text-properties style:font-name="Courier1" fo:font-size="10pt" style:font-size-asian="10pt" style:font-size-complex="10pt"/>
    </style:style>
    <style:style style:name="P16" style:family="paragraph" style:parent-style-name="Standard" style:list-style-name="L1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 style:list-style-name="L2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8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e6e6e6" fo:padding="0in" fo:border="none" style:shadow="none" style:join-border="false">
        <style:background-image/>
      </style:paragraph-properties>
      <style:text-properties fo:color="#000000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font-name="Courier1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background-color="#ffff00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4">Date &amp; Time: <text:span text:style-name="T1">02/27/2013</text:span></text:p>
      <text:p text:style-name="P10">Location: <text:span text:style-name="T1">Home</text:span></text:p>
      <text:p text:style-name="P10">Computing context: <text:span text:style-name="T1">Macho Mac</text:span></text:p>
      <text:p text:style-name="P15"/>
      <text:p text:style-name="P9">Continuing from last time:</text:p>
      <text:list xml:id="list575870555" text:style-name="L1">
        <text:list-item>
          <text:list>
            <text:list-item>
              <text:list>
                <text:list-item>
                  <text:list>
                    <text:list-header>
                      <text:p text:style-name="P16"/>
                    </text:list-header>
                  </text:list>
                </text:list-item>
              </text:list>
            </text:list-item>
          </text:list>
        </text:list-item>
      </text:list>
      <text:list xml:id="list1974047793" text:style-name="L2">
        <text:list-item>
          <text:p text:style-name="P17"><text:span text:style-name="T5">Fixing the G2J problem is not optional. </text:span></text:p>
        </text:list-item>
      </text:list>
      <text:p text:style-name="P12"/>
      <text:p text:style-name="P13">From Peter's code:</text:p>
      <text:p text:style-name="Horizontal_20_Line"><draw:frame draw:style-name="fr1" draw:name="Frame2" text:anchor-type="paragraph" svg:x="0.3827in" svg:y="0.0661in" svg:width="5.9701in" draw:z-index="0"><draw:text-box fo:min-height="3.5591in"><text:p text:style-name="P6"><text:s/>**<text:span text:style-name="T3">Note that the P and T values entered are really log10(T) and log10(P).</text:span><text:span text:style-name="T2">**</text:span></text:p><text:p text:style-name="P7"><text:s/>Enter P value: </text:p><text:p text:style-name="P7">12</text:p><text:p text:style-name="P7"><text:s/>Enter T value: </text:p><text:p text:style-name="P7">3</text:p><text:p text:style-name="P7"><text:s text:c="2"/></text:p><text:p text:style-name="P7"><text:s/>FROM INVSTATE:</text:p><text:p text:style-name="P7"><text:s text:c="11"/>logRho = <text:s text:c="2"/>-0.2048212<text:span text:style-name="T4">09145065</text:span></text:p><text:p text:style-name="P7"><text:s text:c="14"/>rho = <text:s text:c="3"/>0.623991668224335</text:p><text:p text:style-name="P7"><text:s text:c="2"/></text:p><text:p text:style-name="P7"><text:s/>FROM EOSTAB:</text:p><text:p text:style-name="P7"><text:s text:c="11"/>logRho = <text:s text:c="2"/>-0.2048212<text:span text:style-name="T4">28981018</text:span></text:p><text:p text:style-name="P7"><text:s text:c="14"/>RHO = <text:s text:c="3"/>0.623991668224335</text:p><text:p text:style-name="P7"><text:s text:c="2"/></text:p><text:p text:style-name="P7"><text:s/><text:span text:style-name="T4">log(rho) of invstate - eostab:</text:span></text:p><text:p text:style-name="P8">.198359529357539E-07</text:p><text:p text:style-name="P7"><text:s text:c="2"/></text:p><text:p text:style-name="P7"><text:s/>rho of invstate - eostab:</text:p><text:p text:style-name="P7">.000000000000000E+00</text:p><text:p text:style-name="P4"/></draw:text-box></draw:frame></text:p>
      <text:p text:style-name="P20">Today's Work:</text:p>
      <text:p text:style-name="P19"/>
      <text:p text:style-name="P19">The invstate subroutine in Peter's code declares the rho values to be of the type real*4 (i.e. floating point precision in C++ terms), which means they have 8 sig figs. <text:s/>However, in the Henyey, GI, and main routines, variables beginning with 'r' are implicitly declared to be of type real*8 (i.e. double precision, in C++ language), which have 16 sig figs.</text:p>
      <text:p text:style-name="P19"/>
      <text:p text:style-name="P19">According to the Fortran documentation I've been able to find, here's how mixed variable type calculations are handled:</text:p>
      <text:p text:style-name="P19">Real * Double = Double <text:s/>&lt;-- Answer defaults to the higher precision type.</text:p>
      <text:p text:style-name="P19"/>
      <text:p text:style-name="P19">The way the calculation goes is like this:</text:p>
      <text:p text:style-name="P19"><text:s/>(Real --&gt; converted to double for this calculation, though the additional sig figs should all equal zero[?]) * Double = Double</text:p>
      <text:p text:style-name="P19"/>
      <text:p text:style-name="P19">The values in the eostab lookup table all only have 8 sig figs (go out to 7 decimal places). <text:s/>This is probably why the rho values (and P/T/other lookup values) are assigned to real*4 precision in the lookup subroutines. <text:s/></text:p>
      <text:p text:style-name="P19"/>
      <text:p text:style-name="P19">However, I'm not sure how that affects the Henyey and GI subroutine calculations, where those same variables are assumed to be of real*8 precision. <text:s/>How accurately do those variables convert to the higher precision?</text:p>
      <text:p text:style-name="P19"/>
      <text:p text:style-name="P19">Or, let's say that logRho is real*4 precision, but rho is real*8 precision. <text:s/>How accurate is the rho value that's calculated from the logRho value?</text:p>
      <text:p text:style-name="P5"><text:s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1DT8H50M24S</meta:editing-duration>
    <meta:editing-cycles>88</meta:editing-cycles>
    <meta:generator>OpenOffice.org/3.3$Unix OpenOffice.org_project/330m20$Build-9567</meta:generator>
    <meta:initial-creator>Laurel Ruhlen</meta:initial-creator>
    <dc:date>2013-02-27T20:54:10</dc:date>
    <dc:creator>Laurel Ruhlen</dc:creator>
    <meta:document-statistic meta:table-count="0" meta:image-count="0" meta:object-count="0" meta:page-count="1" meta:paragraph-count="38" meta:word-count="301" meta:character-count="1905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